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05.1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41.36mm"/>
    </style:style>
    <style:style style:name="co8" style:family="table-column">
      <style:table-column-properties fo:break-before="auto" style:column-width="45.46mm"/>
    </style:style>
    <style:style style:name="co9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2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A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A, 2mm Pitch, 14 Way, 1 Row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76-6899</text:p>
          </table:table-cell>
          <table:table-cell table:style-name="ce3" office:value-type="string" calcext:value-type="string">
            <text:p><text:a xlink:href="https://uk.rs-online.com/web/p/pcb-connector-housings/4766899" xlink:type="simple">https://uk.rs-online.com/web/p/pcb-connector-housings/4766899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www.jst-mfg.com/product/pdf/eng/ePA-F.pdf" xlink:type="simple">http://www.jst-mfg.com/product/pdf/eng/ePA-F.pdf</text:a>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4B-PASK-1 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A, 2mm Pitch, 14 Way, 1 Row, Straight PCB Header, Through Hol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46-9432 </text:p>
          </table:table-cell>
          <table:table-cell table:style-name="ce3" office:value-type="string" calcext:value-type="string">
            <text:p><text:a xlink:href="https://uk.rs-online.com/web/p/pcb-headers/5469432" xlink:type="simple">https://uk.rs-online.com/web/p/pcb-headers/5469432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1:17:04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1T11:48:16.476000000</dc:date>
    <meta:editing-duration>PT53M32S</meta:editing-duration>
    <meta:editing-cycles>8</meta:editing-cycles>
    <meta:document-statistic meta:table-count="1" meta:cell-count="31" meta:object-count="0"/>
  </office:meta>
</office:document-meta>
</file>